
<file path=META-INF/manifest.xml><?xml version="1.0" encoding="utf-8"?>
<manifest:manifest xmlns:manifest="urn:oasis:names:tc:opendocument:xmlns:manifest:1.0">
  <manifest:file-entry manifest:media-type="application/vnd.oasis.opendocument.graphics" manifest:full-path="/"/>
  <manifest:file-entry manifest:media-type="image/png" manifest:full-path="Pictures/100000000000000800000008913C835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solid" svg:stroke-width="0.3cm" svg:stroke-color="#ffffff" draw:marker-start-width="0.65cm" draw:marker-end-width="0.65cm" draw:fill="none" draw:fill-color="#e6e6ff" draw:textarea-horizontal-align="left" draw:auto-grow-height="true" draw:auto-grow-width="true" fo:min-height="9.558cm" fo:min-width="17.837cm" fo:padding-top="0.075cm" fo:padding-bottom="0.075cm" fo:padding-left="0.2cm" fo:padding-right="0.2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17.881cm"/>
    </style:style>
    <style:style style:name="gr3" style:family="graphic" style:parent-style-name="objectwithoutfill">
      <style:graphic-properties svg:stroke-width="0.4cm" svg:stroke-color="#800000" draw:marker-start-width="0.8cm" draw:marker-end-width="0.8cm" draw:fill="none" draw:textarea-horizontal-align="center" draw:textarea-vertical-align="middle" fo:padding-top="0.325cm" fo:padding-bottom="0.325cm" fo:padding-left="0.45cm" fo:padding-right="0.45cm"/>
    </style:style>
    <style:style style:name="gr4" style:family="graphic" style:parent-style-name="objectwithoutfill">
      <style:graphic-properties svg:stroke-width="0.5cm" svg:stroke-color="#800000" draw:marker-start-width="0.8cm" draw:marker-end-width="0.8cm" draw:fill="none" draw:textarea-horizontal-align="center" draw:textarea-vertical-align="middle" fo:padding-top="0.375cm" fo:padding-bottom="0.375cm" fo:padding-left="0.5cm" fo:padding-right="0.5cm"/>
    </style:style>
    <style:style style:name="gr5" style:family="graphic" style:parent-style-name="objectwithoutfill">
      <style:graphic-properties svg:stroke-width="0.3cm" svg:stroke-color="#800000" draw:marker-start-width="0.65cm" draw:marker-end-width="0.65cm" draw:fill="none" draw:textarea-horizontal-align="center" draw:textarea-vertical-align="middle" fo:padding-top="0.275cm" fo:padding-bottom="0.275cm" fo:padding-left="0.4cm" fo:padding-right="0.4cm"/>
    </style:style>
    <style:style style:name="gr6" style:family="graphic" style:parent-style-name="objectwithoutfill">
      <style:graphic-properties svg:stroke-width="0.1cm" svg:stroke-color="#800000" draw:marker-start-width="0.35cm" draw:marker-end-width="0.35cm" draw:fill="none" draw:textarea-horizontal-align="center" draw:textarea-vertical-align="middle" fo:padding-top="0.175cm" fo:padding-bottom="0.175cm" fo:padding-left="0.3cm" fo:padding-right="0.3cm"/>
    </style:style>
    <style:style style:name="gr7" style:family="graphic" style:parent-style-name="standard">
      <style:graphic-properties svg:stroke-color="#000000" draw:fill="solid" draw:fill-color="#000000" draw:textarea-horizontal-align="center" draw:textarea-vertical-align="middle"/>
    </style:style>
    <style:style style:name="P1" style:family="paragraph">
      <style:paragraph-properties fo:margin-left="0cm" fo:margin-right="0cm" fo:text-indent="0cm"/>
      <style:text-properties fo:color="#000080" fo:font-family="'Nimbus Mono L'" style:font-family-generic="modern" style:font-pitch="fixed" fo:font-size="300pt" fo:font-weight="bold" style:font-size-asian="300pt" style:font-weight-asian="bold" style:font-size-complex="300pt" style:font-weight-complex="bold"/>
    </style:style>
    <style:style style:name="P2" style:family="paragraph">
      <style:paragraph-properties fo:margin-left="0cm" fo:margin-right="0cm" fo:text-indent="0cm"/>
      <style:text-properties fo:color="#800000" fo:font-size="48pt" style:font-size-asian="48pt" style:font-size-complex="48pt"/>
    </style:style>
    <style:style style:name="P3" style:family="paragraph">
      <style:paragraph-properties fo:margin-left="0cm" fo:margin-right="0cm" fo:text-indent="0cm"/>
      <style:text-properties fo:color="#800000" fo:font-size="48pt" fo:font-style="italic" style:font-size-asian="48pt" style:font-style-asian="italic" style:font-size-complex="48pt" style:font-style-complex="italic"/>
    </style:style>
    <style:style style:name="P4" style:family="paragraph">
      <style:paragraph-properties fo:text-align="center"/>
    </style:style>
    <style:style style:name="T1" style:family="text">
      <style:text-properties fo:color="#000080" fo:font-family="'Nimbus Mono L'" style:font-family-generic="modern" style:font-pitch="fixed" fo:font-size="300pt" fo:font-weight="bold" style:font-size-asian="300pt" style:font-weight-asian="bold" style:font-size-complex="300pt" style:font-weight-complex="bold"/>
    </style:style>
    <style:style style:name="T2" style:family="text">
      <style:text-properties fo:color="#800000" fo:font-size="48pt" fo:font-style="italic" style:font-size-asian="48pt" style:font-style-asian="italic" style:font-size-complex="48pt"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8.367cm" svg:height="12.313cm" svg:x="12.2cm" svg:y="1.301cm">
          <draw:text-box>
            <text:p text:style-name="P1"><text:span text:style-name="T1">hotbit</text:span></text:p>
          </draw:text-box>
        </draw:frame>
        <draw:frame draw:style-name="gr2" draw:text-style-name="P3" draw:layer="layout" svg:width="36.693cm" svg:height="2.143cm" svg:x="12.429cm" svg:y="11.078cm">
          <draw:text-box>
            <text:p text:style-name="P2"><text:span text:style-name="T2">density-functional -based tight-binding calculator</text:span></text:p>
          </draw:text-box>
        </draw:frame>
        <draw:path draw:style-name="gr3" draw:text-style-name="P4" draw:layer="layout" svg:width="9.3cm" svg:height="9.044cm" svg:x="2.68cm" svg:y="2.413cm" svg:viewBox="0 0 9301 9045" svg:d="m1377 7695c-121-216-243-499-243-499l-81-378c0 0-27-378-27-351s14-378 14-378l81-284 94-270 176-270 243-256 256-149 351-135 297-67 270-27h297l392 54 310 67 337 149 324 229 243 257 162 256 122 324 40 297 14 284v297c0 0-14 337-14 324s-27 283-27 283l-13 148 337-256 270-148 257-95 216-67 351-41 270 41 283 67 243 135 135 149 108 161 54 176-27 148-243 270-243 149-472 216-459 148-513 162-554 108-607 81-635 41h-863l-797-95-675-229-378-230-337-270-230-216-297-432-121-350-68-486v-378l14-513 94-459 162-351 176-365 216-243 351-337 405-243 445-203 567-108h527l648 122 337 108 445 175 368 191c0 0 402 39 375 39s337-54 310-54 270-122 270-122l135-256-391-122-378-175-459-243-284-189-364-270-270-189-310-311-270-324-257-351-216-418c0 0-108-378-108-365s88-361 88-361l331-71 342-7 344 63 251 125-126-313 133-192 203-27 283 27 527 108 445 176 392 202 391 270 297 297 243 270 284 405 202 311 230 405 216 378 135 216 135 162 135 40 162 41 135 67 283 243 203 216 243 324 148 297 86 304 22 263c0 0-102 348-116 348s-140 206-140 206l-257 189-351 121-351 14-418-27-311-14h-499l-81 14-97 264c0 0-106 266-93 266s-121 185-121 185l-135 216-135 162">
          <text:p/>
        </draw:path>
        <draw:path draw:style-name="gr4" draw:text-style-name="P4" draw:layer="layout" svg:width="1.753cm" svg:height="1.929cm" svg:x="1cm" svg:y="7.81cm" svg:viewBox="0 0 1754 1930" svg:d="m1754 1930c-287 0-734-50-734-50l-287-111c0 0-383-271-367-255s-223-367-223-367l-143-446 48-383 143-239 159-79h192l303 63 350 144 526 471">
          <text:p/>
        </draw:path>
        <draw:path draw:style-name="gr5" draw:text-style-name="P4" draw:layer="layout" svg:width="2.566cm" svg:height="1.144cm" svg:x="5.854cm" svg:y="11.258cm" svg:viewBox="0 0 2567 1145" svg:d="m2567 0c-382 399-695 632-695 632l-303 207-382 207-255 64c0 0-294 35-278 35s-344-131-344-131l-255-191-55-134 103-153 570-332">
          <text:p/>
        </draw:path>
        <draw:path draw:style-name="gr6" draw:text-style-name="P4" draw:layer="layout" svg:width="3.124cm" svg:height="2.693cm" svg:x="6.452cm" svg:y="3.011cm" svg:viewBox="0 0 3125 2694" svg:d="m3125 2694c-160-271-326-468-326-468 0 0-264-361-264-345s-255-271-239-255-303-287-303-287l-319-271-319-255-334-223-303-191-292-222-426-177">
          <text:p/>
        </draw:path>
        <draw:ellipse draw:style-name="gr7" draw:text-style-name="P4" draw:layer="layout" svg:width="0.686cm" svg:height="0.701cm" svg:x="10.236cm" svg:y="6.481cm">
          <text:p/>
        </draw:ellip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9" draw:display-name="Gradient 9" draw:style="ellipsoid" draw:cx="50%" draw:cy="50%" draw:start-color="#ffffff" draw:end-color="#0000ff" draw:start-intensity="100%" draw:end-intensity="100%" draw:angle="0" draw:border="35%"/>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2cm" fo:page-height="15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Unix OpenOffice.org_project/680m6$Build-9226</meta:generator>
    <meta:creation-date>2008-10-03T10:44:53</meta:creation-date>
    <dc:date>2008-10-03T12:40:02</dc:date>
    <meta:editing-cycles>4</meta:editing-cycles>
    <meta:editing-duration>PT1H41M5S</meta:editing-duration>
    <meta:user-defined meta:name="Info 1"/>
    <meta:user-defined meta:name="Info 2"/>
    <meta:user-defined meta:name="Info 3"/>
    <meta:user-defined meta:name="Info 4"/>
    <meta:document-statistic meta:object-count="7"/>
  </office:meta>
</office:document-meta>
</file>